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in" fo:margin-bottom="0in" loext:contextual-spacing="false" fo:text-indent="-0.25in" style:auto-text-indent="false"/>
    </style:style>
    <style:style style:name="P28" style:family="paragraph" style:parent-style-name="Standard" style:list-style-name="WWNum4">
      <style:paragraph-properties fo:margin-left="0.5in" fo:margin-right="0in" fo:margin-top="0in" fo:margin-bottom="0in" loext:contextual-spacing="false" fo:text-indent="-0.25in" style:auto-text-indent="false"/>
    </style:style>
    <style:style style:name="P29" style:family="paragraph" style:parent-style-name="Standard" style:list-style-name="WWNum3">
      <style:paragraph-properties fo:margin-left="0.5in" fo:margin-right="0in" fo:margin-top="0in" fo:margin-bottom="0.0429in" loext:contextual-spacing="false" fo:text-indent="-0.25in" style:auto-text-indent="false"/>
    </style:style>
    <style:style style:name="P30" style:family="paragraph" style:parent-style-name="Standard" style:list-style-name="WWNum4">
      <style:paragraph-properties fo:margin-left="0.5in" fo:margin-right="0in" fo:margin-top="0in" fo:margin-bottom="0.0429in" loext:contextual-spacing="false" fo:text-indent="-0.25in" style:auto-text-indent="false"/>
    </style:style>
    <style:style style:name="P31" style:family="paragraph" style:parent-style-name="Standard" style:list-style-name="WWNum2">
      <style:paragraph-properties fo:margin-left="1in" fo:margin-right="0in" fo:margin-top="0in" fo:margin-bottom="0in" loext:contextual-spacing="false" fo:text-indent="-0.25in" style:auto-text-indent="false"/>
    </style:style>
    <style:style style:name="P32" style:family="paragraph" style:parent-style-name="Standard" style:list-style-name="WWNum3">
      <style:paragraph-properties fo:margin-left="1in" fo:margin-right="0in" fo:margin-top="0in" fo:margin-bottom="0in" loext:contextual-spacing="false" fo:text-indent="-0.25in" style:auto-text-indent="false"/>
    </style:style>
    <style:style style:name="P33" style:family="paragraph" style:parent-style-name="Standard" style:list-style-name="WWNum4">
      <style:paragraph-properties fo:margin-left="1in" fo:margin-right="0in" fo:margin-top="0in" fo:margin-bottom="0in" loext:contextual-spacing="false" fo:text-indent="-0.25in" style:auto-text-indent="false"/>
    </style:style>
    <style:style style:name="P34" style:family="paragraph" style:parent-style-name="Heading_20_1" style:list-style-name="WWNum1"/>
    <style:style style:name="P35" style:family="paragraph" style:parent-style-name="Heading_20_1" style:list-style-name="WWNum5">
      <style:paragraph-properties fo:break-before="auto" fo:break-after="auto"/>
    </style:style>
    <style:style style:name="P3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_aczyuw2yex2w"/><text:span text:style-name="T1">Aplicaciones Ofimáticas (Office Applications)</text:span><text:span text:style-name="T2"><text:line-break/></text:span><text:span text:style-name="T3">Unit 09. Assessable activities 01</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Updated February 2023</text:span></text:p>
      <text:p text:style-name="P4"><text:span text:style-name="T6">License</text:span></text:p>
      <text:p text:style-name="P6"/>
      <text:p text:style-name="P5"><text:span text:style-name="T7">Attribution - Non-commercial - ShareAlike (BY-NC-SA): </text:span><text:span text:style-name="T8">No commercial use of the original work or possible derivative works is allowed, the distribution of which must be done with a license equal to the one that regulates the work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e</text:span></text:p>
      <text:p text:style-name="P7">Throughout this topic, different symbols will be used to distinguish important elements within the content. These symbols are:</text:p>
      <text:p text:style-name="P7"/>
      <text:p text:style-name="P9"><text:span text:style-name="T9"><text:s/>📖 </text:span><text:span text:style-name="T10">Important</text:span></text:p>
      <text:p text:style-name="P10"/>
      <text:p text:style-name="P9"><text:span text:style-name="T11"><text:s/>❕</text:span><text:span text:style-name="T12"> </text:span><text:span text:style-name="T10">Attention</text:span></text:p>
      <text:p text:style-name="P10"/>
      <text:p text:style-name="P9"><text:span text:style-name="T9"><text:s/>💬</text:span> <text:span text:style-name="T10">Interesting</text:span></text:p>
      <text:p text:style-name="Standard"><text:s/></text:p>
      <text:p text:style-name="P11"><text:soft-page-break/><text:span text:style-name="T9"><text:s/>📕 </text:span><text:span text:style-name="T10">To submit</text:span></text:p>
      <text:p text:style-name="P12"><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1. Deadline</text:span></text:a><text:span text:style-name="T18"><text:tab/>3</text:span></text:p>
          <text:p text:style-name="P14"><text:a xlink:type="simple" xlink:href="#_9maybllx2a09" text:style-name="Index_20_Link" text:visited-style-name="Index_20_Link"><text:span text:style-name="T18">2. Observations prior to carrying out assessable tasks</text:span></text:a><text:span text:style-name="T18"><text:tab/>3</text:span></text:p>
          <text:p text:style-name="P14"><text:a xlink:type="simple" xlink:href="#_a2aug6xu8ilu" text:style-name="Index_20_Link" text:visited-style-name="Index_20_Link"><text:span text:style-name="T18">1. Exercise 01</text:span></text:a><text:span text:style-name="T18"><text:tab/>3</text:span></text:p>
          <text:p text:style-name="P15"><text:a xlink:type="simple" xlink:href="#_sl57z74g0a6s" text:style-name="Index_20_Link" text:visited-style-name="Index_20_Link"><text:span text:style-name="T18">2. Exercise 02 <text:s/>(English)</text:span></text:a><text:span text:style-name="T18"><text:tab/>4</text:span></text:p>
        </text:index-body>
      </text:table-of-content>
      <text:p text:style-name="P16"/>
      <text:p text:style-name="P16"/>
      <text:p text:style-name="P16"/>
      <text:p text:style-name="P18"/>
      <text:p text:style-name="P18"/>
      <text:p text:style-name="P18"/>
      <text:p text:style-name="P19"/>
      <text:p text:style-name="P19"/>
      <text:p text:style-name="P19"/>
      <text:p text:style-name="P19"/>
      <text:p text:style-name="P19"/>
      <text:p text:style-name="P19"/>
      <text:p text:style-name="P19"/>
      <text:p text:style-name="P19"/>
      <text:p text:style-name="P19"/>
      <text:p text:style-name="P20"><text:span text:style-name="T15">Unit 09. Assessable activities 01</text:span></text:p>
      <text:list xml:id="list1499353629" text:style-name="WWNum5">
        <text:list-item>
          <text:p text:style-name="P35"><text:bookmark text:name="_dbh0n1vac4c8"/>Deadline</text:p>
        </text:list-item>
      </text:list>
      <text:p text:style-name="Standard"><text:span text:style-name="T10">Deadline: Friday, March 3 at 11:55 p.m.</text:span></text:p>
      <text:p text:style-name="Standard">The activity will be evaluated when the delivery deadline has passed.</text:p>
      <text:p text:style-name="P11"><text:span text:style-name="T11"><text:s/>❕</text:span><text:span text:style-name="T12"> </text:span><text:span text:style-name="T10">Attention: </text:span>the delivery date is not extendable. If you do not deliver it in time and form, the qualification of the activity will be 0.</text:p>
      <text:list xml:id="list15108945188981" text:continue-numbering="true" text:style-name="WWNum5">
        <text:list-item>
          <text:p text:style-name="P35"><text:bookmark text:name="_9maybllx2a09"/><text:soft-page-break/>Observations prior to carrying out assessable tasks</text:p>
        </text:list-item>
      </text:list>
      <text:list xml:id="list1663372293" text:style-name="WWNum3">
        <text:list-item>
          <text:p text:style-name="P25">Except for exceptions indicated in each activity, you must generate a single document for the entire newsletter and in that document include the response to each activity.</text:p>
        </text:list-item>
      </text:list>
      <text:list xml:id="list2035778018" text:style-name="WWNum2">
        <text:list-item>
          <text:list>
            <text:list-item>
              <text:p text:style-name="P31">If delivery requires delivery of several files, deliver them compressed into a single file with a ".zip" extension.</text:p>
            </text:list-item>
          </text:list>
        </text:list-item>
      </text:list>
      <text:list xml:id="list15107830888419" text:continue-list="list1663372293" text:style-name="WWNum3">
        <text:list-item>
          <text:p text:style-name="P27">When documents are delivered, they must have a good presentation. Although the document to be delivered is small, it must have a cover, index, header, footer (with page number), in addition to being consistent in style.</text:p>
          <text:list>
            <text:list-item>
              <text:p text:style-name="P32">The index will only be necessary if the document (not counting the cover) occupies more than one page and has more than one section.</text:p>
            </text:list-item>
          </text:list>
        </text:list-item>
        <text:list-item>
          <text:p text:style-name="P29">The activities must be carried out in the language indicated in each activity. You have to try to do the grammar and spelling well.</text:p>
        </text:list-item>
      </text:list>
      <text:p text:style-name="P11"><text:span text:style-name="T11"><text:s/>❕</text:span><text:span text:style-name="T12"> </text:span><text:span text:style-name="T10">Attention: </text:span>Failure to comply with these considerations can reduce the grade up to 3 points.</text:p>
      <text:list xml:id="list4097959102" text:style-name="WWNum1">
        <text:list-item>
          <text:p text:style-name="P34"><text:bookmark text:name="_a2aug6xu8ilu"/>Exercise 01</text:p>
        </text:list-item>
      </text:list>
      <text:p text:style-name="Standard">Create a document using Excel (Office 365), Google Spreadsheet or LibreOffice Calc, showing an example of using elements followed by one or two paragraphs explaining them.</text:p>
      <text:p text:style-name="Standard">The elements are:</text:p>
      <text:list xml:id="list156925123" text:style-name="WWNum4">
        <text:list-item>
          <text:p text:style-name="P26">Cell format modifications (color, font, etc.).</text:p>
        </text:list-item>
        <text:list-item>
          <text:p text:style-name="P28">Simple formula.</text:p>
        </text:list-item>
        <text:list-item>
          <text:p text:style-name="P28">Formula using relative cell references.</text:p>
        </text:list-item>
        <text:list-item>
          <text:p text:style-name="P28">Formula using absolute cell reference.</text:p>
        </text:list-item>
        <text:list-item>
          <text:p text:style-name="P28">Formula combining relative and absolute references.</text:p>
        </text:list-item>
        <text:list-item>
          <text:p text:style-name="P28">Formula with cell range.</text:p>
        </text:list-item>
        <text:list-item>
          <text:p text:style-name="P28">Formula with references to other sheets.</text:p>
        </text:list-item>
        <text:list-item>
          <text:p text:style-name="P28">Most important functions</text:p>
          <text:list>
            <text:list-item>
              <text:p text:style-name="P33">Si, O, Y, No</text:p>
            </text:list-item>
            <text:list-item>
              <text:p text:style-name="P33">Concatenar</text:p>
            </text:list-item>
            <text:list-item>
              <text:p text:style-name="P33">Igual, Mayor, Menor</text:p>
            </text:list-item>
            <text:list-item>
              <text:p text:style-name="P33">Buscar</text:p>
            </text:list-item>
            <text:list-item>
              <text:p text:style-name="P33">Sumar</text:p>
            </text:list-item>
            <text:list-item>
              <text:p text:style-name="P33">SumarSi</text:p>
            </text:list-item>
          </text:list>
        </text:list-item>
        <text:list-item>
          <text:p text:style-name="P30">Use of wildcard characters ("*" character and "?" character).</text:p>
        </text:list-item>
      </text:list>
      <text:p text:style-name="Standard"><text:span text:style-name="T10">Note</text:span>: For this exercise, you can use tools such as ChatGPT to prepare examples, but you must verify that they work correctly. The explanation that you make of each example must be your own harvest.</text:p>
      <text:p text:style-name="P11"><text:soft-page-break/><text:span text:style-name="T9"><text:s/>📕 </text:span><text:span text:style-name="T10">To submit: </text:span>deliver the generated document and also show the document in person to the teachers so that they can give a pass grade</text:p>
      <text:list xml:id="list15108694721660" text:continue-list="list4097959102" text:style-name="WWNum1">
        <text:list-item>
          <text:p text:style-name="P34"><text:bookmark text:name="_sl57z74g0a6s"/>Exercise 02 <text:s/>(English)</text:p>
        </text:list-item>
      </text:list>
      <text:p text:style-name="Standard">Create a document with Excel (Office 365), Google Spreadsheet or LibreOffice Calc, containing an attractive "Cheat Sheet", in landscape format, summarizing the elements described in the previous section. It must be indicated for which application is the "Cheat Sheet" (Excel, Google or Calc).</text:p>
      <text:p text:style-name="Standard"><text:span text:style-name="T20">The “Cheat Sheet” must be done in English.</text:span></text:p>
      <text:p text:style-name="P11"><text:span text:style-name="T9"><text:s/>📕 </text:span><text:span text:style-name="T10">To submit: </text:span>deliver the generated document and also show the document in person to the teachers so that they can give a pass grade. Remember the landscape format and that it is in Englis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9. Assessable activities 01</text:span></text:p>
      </style:header>
      <style:footer>
        <text:p text:style-name="MP4"><text:span text:style-name="MT1">Aplicaciones Ofimáticas (Office Applications)<text:tab/><text:tab/>Unit 09 - Page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56" meta:word-count="589" meta:character-count="3544" meta:non-whitespace-character-count="3019"/>
    <meta:generator>LibreOfficeDev/6.0.5.2$Linux_X86_64 LibreOffice_project/</meta:generator>
  </office:meta>
</office:document-meta>
</file>